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Times-Roman" svg:font-family="Times-Roman, 'Times New Roman'"/>
    <style:font-face style:name="Courier New" svg:font-family="'Courier New'" style:font-family-generic="modern"/>
    <style:font-face style:name="Arial" svg:font-family="Arial" style:font-family-generic="swiss"/>
    <style:font-face style:name="FreeSans" svg:font-family="FreeSans" style:font-family-generic="swiss"/>
    <style:font-face style:name="Lohit Hindi" svg:font-family="'Lohit Hindi', 'MS Gothic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986in" table:align="margins" style:writing-mode="lr-tb"/>
    </style:style>
    <style:style style:name="Table1.A" style:family="table-column">
      <style:table-column-properties style:column-width="2.099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none" fo:country="none" style:language-asian="none" style:country-asian="none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12830f" officeooo:paragraph-rsid="0012830f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text-properties style:font-name="Arial" fo:font-size="12pt" fo:font-weight="normal" officeooo:rsid="00140827" officeooo:paragraph-rsid="00140827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  <style:text-properties fo:font-size="10pt" fo:language="none" fo:country="none" style:font-size-asian="10pt" style:language-asian="none" style:country-asian="non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 fo:background-color="#ffffff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Arial" fo:font-size="12pt" style:font-size-asian="12pt" style:font-name-complex="Arial" style:font-size-complex="12pt"/>
    </style:style>
    <style:style style:name="P12" style:family="paragraph" style:parent-style-name="Standard" style:list-style-name="">
      <style:paragraph-properties fo:margin-left="0in" fo:margin-right="0in" fo:text-indent="0in" style:auto-text-indent="false"/>
    </style:style>
    <style:style style:name="P13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 style:list-style-name="">
      <style:paragraph-properties fo:margin-left="0.5in" fo:margin-right="0in" fo:text-indent="0in" style:auto-text-indent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 style:list-style-name="">
      <style:paragraph-properties fo:margin-left="0.5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 style:list-style-name="">
      <style:paragraph-properties fo:margin-left="0.5in" fo:margin-right="0in" fo:text-indent="0in" style:auto-text-indent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7" style:family="paragraph" style:parent-style-name="Table_20_Contents">
      <style:text-properties officeooo:rsid="0012830f" officeooo:paragraph-rsid="0012830f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 fo:background-color="#ffffff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 fo:background-color="#ffffff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fo:background-color="#fffff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830f" style:font-weight-asian="normal" style:font-weight-complex="normal"/>
    </style:style>
    <style:style style:name="T7" style:family="text">
      <style:text-properties fo:color="#2a6099" style:font-name="Arial" fo:font-size="12pt" fo:font-weight="bold" officeooo:rsid="0012830f" style:font-size-asian="12pt" style:font-weight-asian="bold" style:font-name-complex="Arial" style:font-size-complex="12pt" style:font-weight-complex="bold" fo:background-color="#ffffff"/>
    </style:style>
    <style:style style:name="T8" style:family="text">
      <style:text-properties fo:color="#2a6099" officeooo:rsid="0012830f"/>
    </style:style>
    <style:style style:name="T9" style:family="text">
      <style:text-properties fo:color="#000000" officeooo:rsid="0012830f"/>
    </style:style>
    <style:style style:name="T10" style:family="text">
      <style:text-properties officeooo:rsid="001408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ctivitat T10</text:p>
      <text:p text:style-name="P8"/>
      <text:p text:style-name="P9">1. Defineix el concepte següent i completa les dades que falten:</text:p>
      <text:p text:style-name="P14"/>
      <text:p text:style-name="P15">Jornada:<text:span text:style-name="T5"> </text:span><text:span text:style-name="T6">P</text:span><text:span text:style-name="T5">eríode de temps on el treballador presta els seus serveis.</text:span></text:p>
      <text:p text:style-name="P16">No es considera inclós dins de la propia Jornada de treball el temps dedicat a anar a la feina, el canvi de vestuari, etc...</text:p>
      <text:p text:style-name="P11"/>
      <text:p text:style-name="P10"/>
      <text:p text:style-name="P12"><text:span text:style-name="T2"><text:s/></text:span><text:span text:style-name="T1">La jornada laboral màxima que fixa l’Estatut dels treballadors és </text:span><text:span text:style-name="T7">40</text:span><text:span text:style-name="T1">h/setmana. No es poden treballar més de </text:span><text:span text:style-name="T7">9</text:span><text:span text:style-name="T1">hs al dia i els menors </text:span><text:span text:style-name="T7">8</text:span><text:span text:style-name="T1">hs al dia.</text:span></text:p>
      <text:p text:style-name="P10">En el Conveni d’oficines i despatxos la jornada és de <text:span text:style-name="T8">1784</text:span>hs/any. També preveu jornada intensiva des de <text:span text:style-name="T8">15 de Juny al 15 de Setembre, 3 mesos </text:span><text:span text:style-name="T9">en total</text:span></text:p>
      <text:p text:style-name="P10"/>
      <text:p text:style-name="P2">2. Fes una taula amb els descansos que té un/a treballador/a.</text:p>
      <table:table table:name="Table1" table:style-name="Table1">
        <table:table-column table:style-name="Table1.A" table:number-columns-repeated="3"/>
        <table:table-row table:style-name="TableLine94538468639264">
          <table:table-cell table:style-name="Table1.A1" office:value-type="string">
            <text:p text:style-name="P17">Descans entre jornades</text:p>
          </table:table-cell>
          <table:table-cell table:style-name="Table1.A1" office:value-type="string">
            <text:p text:style-name="P17">12h de descans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Line94538468639264">
          <table:table-cell table:style-name="Table1.A2" office:value-type="string">
            <text:p text:style-name="P17">Descans durant la jornada</text:p>
          </table:table-cell>
          <table:table-cell table:style-name="Table1.A2" office:value-type="string">
            <text:p text:style-name="P17">15min cada 6h continues</text:p>
          </table:table-cell>
          <table:table-cell table:style-name="Table1.C2" office:value-type="string">
            <text:p text:style-name="P17">30min cada 4,5h en menors</text:p>
          </table:table-cell>
        </table:table-row>
        <table:table-row table:style-name="TableLine94538468639264">
          <table:table-cell table:style-name="Table1.A2" office:value-type="string">
            <text:p text:style-name="P17">Descans semanal</text:p>
          </table:table-cell>
          <table:table-cell table:style-name="Table1.A2" office:value-type="string">
            <text:p text:style-name="P17">Dia i mig ininterromput</text:p>
          </table:table-cell>
          <table:table-cell table:style-name="Table1.C2" office:value-type="string">
            <text:p text:style-name="P17">2 dies per a menors</text:p>
          </table:table-cell>
        </table:table-row>
        <table:table-row table:style-name="TableLine94538468639264">
          <table:table-cell table:style-name="Table1.A2" office:value-type="string">
            <text:p text:style-name="P17">Descans anual</text:p>
          </table:table-cell>
          <table:table-cell table:style-name="Table1.A2" office:value-type="string">
            <text:p text:style-name="P17">30 dies naturals</text:p>
          </table:table-cell>
          <table:table-cell table:style-name="Table1.C2" office:value-type="string">
            <text:p text:style-name="P17">14 dies de festes, 2 locals</text:p>
          </table:table-cell>
        </table:table-row>
      </table:table>
      <text:p text:style-name="P2"/>
      <text:p text:style-name="P2"/>
      <text:p text:style-name="P2">3. Explica amb les teues paraules com s’han de distribuir les vacances segon el conveni col·lectiu d’oficines i despatxos.</text:p>
      <text:p text:style-name="P3">30 dies de vacances, dels qual 21 han des consecutius, y s’han d’agarrar entre l’1 de juny i el 30 de setembre. Si les vacances no es difruten en aquest període l’empresa abonar’a una bolsa de vances per l’import de 5 dies de salari conveni.</text:p>
      <text:p text:style-name="P2"/>
      <text:p text:style-name="P2">4. Un informàtic ha fet durant el mes de gener 6 hores extraordinàries. L’hora de treball de l’informàtic la cobra a 17 €. Calcula quan cobrarà per les hores extres, segons el que diu el conveni.</text:p>
      <text:p text:style-name="P3">Les hores extraordinàries es paguen 75% mes.</text:p>
      <text:p text:style-name="P3">118,5€</text:p>
      <text:p text:style-name="P2"/>
      <text:p text:style-name="P2">5. Indica que diferència hi ha entre un permís retribuït i un permís no retribuït.</text:p>
      <text:p text:style-name="P2">Posa exemple del Conveni de cadascun d’ells.</text:p>
      <text:p text:style-name="P3">Els permisos no retrinuits permeten al treballador ausentarse del seu lloc de treball sense cobrar, y els permisos retribuits el contrari.</text:p>
      <text:p text:style-name="P2"/>
      <text:p text:style-name="P2">6. Quimeta és una informàtica que està treballant en l’empresa de informàtica Program’T SL. També està estudiant el CFGS de DAW i la setmana que ve te dos examens en dos dies diferents. Vols saber si té algun permís per poder presentar-se als exàmens, explica-li si en té. I si s’ha de presentar a l’examen del carnet de conduir?</text:p>
      <text:p text:style-name="P3">L’empresa ha de donarli permis per a realitzar els examens ja siga de titol <text:soft-page-break/>professional o del carnet de conduir</text:p>
      <text:p text:style-name="P2"/>
      <text:p text:style-name="P2">7. Busca informació sobre reducció i adaptació de jornada i explica en que consisteix.</text:p>
      <text:p text:style-name="P3">La reducció de jornada consisteix en reduir la jornada ordinaria del treballador per motius familiars <text:span text:style-name="T10">com per exemple el naixement d’un fill prematur</text:span></text:p>
      <text:p text:style-name="P2"/>
      <text:p text:style-name="P2">8. Redacta una breu guia de que és el teletreball i si està regulat en algun lloc. Indica les característiques i si un/a treballador/a el pot demanar.</text:p>
      <text:p text:style-name="P4">El teletreball es la capacitat de treballar desde casa. Aquest esta regular per el Real Decreto-ley 28/2020, de 23 de septiembre de 2020</text:p>
      <text:p text:style-name="P2"/>
      <text:p text:style-name="P2">9. Busca articles de premsa sobre jornades de 4 dies laborals que han experimentat en algunes empreses. Indica els resultats que s’han obtingut en aquestes experiències i si han sigut beneficiosos per empreses i treballadors.</text:p>
      <text:p text:style-name="P2">Què opines tu sobre aquesta jornada?</text:p>
      <text:p text:style-name="P5"/>
      <text:p text:style-name="P6">10. Mira <text:s/>el vídeo del <text:s/>següent enllaç i explica el que diu sobre el registre de la jornada</text:p>
      <text:p text:style-name="Standard"><text:a xlink:type="simple" xlink:href="https://www.rtve.es/play/videos/aqui-hay-trabajo/dudas-registro-horario-lucha-fraude/6368581/" text:style-name="Internet_20_link" text:visited-style-name="Visited_20_Internet_20_Link"><text:span text:style-name="Internet_20_link"><text:span text:style-name="T3">Dudas sobre registro de jornada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Times-Roman" svg:font-family="Times-Roman, 'Times New Roman'"/>
    <style:font-face style:name="Courier New" svg:font-family="'Courier New'" style:font-family-generic="modern"/>
    <style:font-face style:name="Arial" svg:font-family="Arial" style:font-family-generic="swiss"/>
    <style:font-face style:name="FreeSans" svg:font-family="FreeSans" style:font-family-generic="swiss"/>
    <style:font-face style:name="Lohit Hindi" svg:font-family="'Lohit Hindi', 'MS Gothic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1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Lohit Hindi" style:font-family-complex="'Lohit Hindi', 'MS Gothic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size-complex="11pt" style:font-weight-complex="bold"/>
    </style:style>
    <style:style style:name="Encapçalament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Gothic'" style:font-pitch-complex="variable" style:font-size-complex="14pt"/>
    </style:style>
    <style:style style:name="L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Hindi" style:font-family-complex="'Lohit Hindi', 'MS Gothic'" style:font-pitch-complex="variable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Descripción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line-height="120%" fo:orphans="0" fo:widows="0" fo:hyphenation-ladder-count="no-limit" style:text-autospace="none" style:vertical-align="middle"/>
      <style:text-properties fo:color="#000000" style:font-name="Times-Roman" fo:font-family="Times-Roman, 'Times New Roman'" fo:font-size="12pt" style:rfc-language-tag="es-ES-u-co-trad" fo:language="es" fo:country="ES" style:font-name-asian="Cambria" style:font-family-asian="Cambria" style:font-family-generic-asian="roman" style:font-pitch-asian="variable" style:font-size-asian="12pt" style:language-asian="zh" style:country-asian="CN" style:font-name-complex="Times-Roman" style:font-family-complex="Times-Roman, 'Times New Roman'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1972in" fo:margin-right="0in" fo:text-indent="0in" style:auto-text-indent="false"/>
      <style:text-properties fo:font-size="14pt" style:font-size-asian="14pt" style:font-size-complex="11pt"/>
    </style:style>
    <style:style style:name="Texto_20_de_20_globo1" style:display-name="Texto de globo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_20_del_20_marc" style:display-name="Contingut del marc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1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fo:font-size="11pt" style:font-size-asian="11pt" style:font-size-complex="11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1pt" style:font-size-asian="11pt" style:font-size-complex="11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bsatz-Standardschriftar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2" style:display-name="Fuente de párrafo predeter.2" style:family="text"/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1" style:display-name="Fuente de párrafo predeter.1" style:family="text"/>
    <style:style style:name="Peu_20_Car" style:display-name="Peu Car" style:family="text"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ímbols_20_de_20_numeració" style:display-name="Símbols de numeració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  <style:text-properties fo:font-size="10pt" fo:language="none" fo:country="none" style:font-size-asian="10pt" style:language-asian="none" style:country-asian="non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9846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<text:tab/><text:tab/><text:tab/><text:tab/><text:tab/><text:tab/><text:tab/><text:tab/> </text:p>
        <text:p text:style-name="Standard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om</dc:title>
    <meta:initial-creator>-</meta:initial-creator>
    <meta:creation-date>2018-03-16T12:46:00</meta:creation-date>
    <dc:date>2022-04-29T19:14:23.080423674</dc:date>
    <meta:print-date>2020-02-19T14:18:00</meta:print-date>
    <meta:editing-cycles>15</meta:editing-cycles>
    <meta:editing-duration>PT56M35S</meta:editing-duration>
    <meta:document-statistic meta:table-count="1" meta:image-count="0" meta:object-count="0" meta:page-count="2" meta:paragraph-count="37" meta:word-count="535" meta:character-count="3074" meta:non-whitespace-character-count="2561"/>
    <meta:generator>LibreOffice/6.4.7.2$Linux_X86_64 LibreOffice_project/40$Build-2</meta:generator>
  </office:meta>
</office:document-meta>
</file>